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language="zxx" fo:country="none" style:language-asian="zxx" style:country-asian="none" style:language-complex="zxx" style:country-complex="none"/>
    </style:style>
    <style:style style:name="P2" style:family="paragraph" style:parent-style-name="Preformatted_20_Text">
      <style:text-properties fo:font-size="15pt" fo:language="zxx" fo:country="none" style:font-size-asian="15pt" style:language-asian="zxx" style:country-asian="none" style:font-size-complex="15pt" style:language-complex="zxx" style:country-complex="none"/>
    </style:style>
    <style:style style:name="P3" style:family="paragraph" style:parent-style-name="Preformatted_20_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4" style:family="paragraph" style:parent-style-name="Preformatted_20_Text">
      <style:text-properties fo:language="zxx" fo:country="none" style:language-asian="zxx" style:country-asian="none" style:language-complex="zxx" style:country-complex="none"/>
    </style:style>
    <style:style style:name="P5"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6" style:family="paragraph" style:parent-style-name="Preformatted_20_Text">
      <style:text-properties fo:language="zxx" fo:country="none" fo:font-weight="normal" style:language-asian="zxx" style:country-asian="none" style:font-weight-asian="normal" style:language-complex="zxx" style:country-complex="none" style:font-weight-complex="normal"/>
    </style:style>
    <style:style style:name="P7" style:family="paragraph" style:parent-style-name="Preformatted_20_Text">
      <style:text-properties fo:font-size="10pt" fo:language="zxx" fo:country="none" style:font-size-asian="8.75pt" style:language-asian="zxx" style:country-asian="none" style:font-size-complex="10pt" style:language-complex="zxx" style:country-complex="none"/>
    </style:style>
    <style:style style:name="P8" style:family="paragraph" style:parent-style-name="Preformatted_20_Text">
      <style:text-properties fo:font-size="15pt" fo:language="zxx" fo:country="none" style:font-size-asian="15pt" style:language-asian="zxx" style:country-asian="none" style:font-size-complex="15pt" style:language-complex="zxx" style:country-complex="none"/>
    </style:style>
    <style:style style:name="T1" style:family="text">
      <style:text-properties fo:font-size="15pt" style:font-size-asian="15pt" style:font-size-complex="15pt"/>
    </style:style>
    <style:style style:name="T2" style:family="text">
      <style:text-properties style:font-name="FreeMono"/>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jectherkenning</text:p>
      <text:p text:style-name="P1"/>
      <text:p text:style-name="P1"><text:span text:style-name="T1">1 Minimum Distance Classifier</text:span></text:p>
      <text:p text:style-name="P1"/>
      <text:p text:style-name="P1">De code voor deze aanpak bevindt zich in het bestand '<text:span text:style-name="T2">mdc</text:span>'.</text:p>
      <text:p text:style-name="P1"/>
      <text:p text:style-name="P5">Welk van de features is het best gekozen en waarom?</text:p>
      <text:p text:style-name="P5"><text:span text:style-name="T3"/></text:p>
      <text:p text:style-name="P5"><text:span text:style-name="T3"/></text:p>
      <text:p text:style-name="P2">2 K-means clustering</text:p>
      <text:p text:style-name="P1"/>
      <text:p text:style-name="P1">De functie '<text:span text:style-name="T2">k_clustering</text:span>' werkt dit hoofdstuk uit.</text:p>
      <text:p text:style-name="P1"/>
      <text:p text:style-name="P5">Waarom gebruiken we hier verhoudingen tussen kenmerken als parameters in de featurevector voor elk blad?</text:p>
      <text:p text:style-name="P6">Verhoudingen kunnen een blad beter representeren dan afzonderlijke kenmerken.</text:p>
      <text:p text:style-name="P6"/>
      <text:p text:style-name="P5">Bekijk de resultaten van de clustering? Werk het algoritme optimaal? Indien niet, waarom niet en wat</text:p>
      <text:p text:style-name="P5">zouden we kunnen aanpassen om de werking te verbeteren?</text:p>
      <text:p text:style-name="P5"><text:span text:style-name="T3">Het algoritme werkt niet altijd optimaal. Soms zijn er clusters leeg omdat het onderscheid tussen de verschillende bladeren nog te klein is. Meerdere features extraheren van de bladeren kan dit probleem mogelijks verhelpen.</text:span></text:p>
      <text:p text:style-name="P5"><text:span text:style-name="T3"/></text:p>
      <text:p text:style-name="P5">Indien we een nieuw beeld van het gebinariseerde blad krijgen, hoe kunnen we dat dan toewijzen aan een van de drie clusters?</text:p>
      <text:p text:style-name="P5"><text:span text:style-name="T3">De euclidische afstand bepalen tot de drie center punten van de clusters. Diegene waarmee hij de kleinste onderlinge afstand heeft is het centerpunt en dus ook de cluster waaraan het blad moet worden toegekend.</text:span></text:p>
      <text:p text:style-name="P5"><text:span text:style-name="T3"/></text:p>
      <text:p text:style-name="P5">Wat is de relatie van K-means clustering met segmentatietechnieken? En met PCA?</text:p>
      <text:p text:style-name="P5"><text:span text:style-name="T3">K-means clustering kan deze technieken gebruiken om de features te bepalen en hiermee dan clusters vormen waarmee men dus objecten kan identificeren.</text:span></text:p>
      <text:p text:style-name="P5"><text:span text:style-name="T3"/></text:p>
      <text:p text:style-name="P2">3 Correlatie</text:p>
      <text:p text:style-name="P7"/>
      <text:p text:style-name="P7">Hiervoor werd het bestand '<text:span text:style-name="T2">fundamental</text:span>' aangepast en wordt gebruikt gemaakt van het bestand '<text:span text:style-name="T2">region_around_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9T13:21:32</dc:date>
    <dc:creator>Dimitri </dc:creator>
    <meta:generator>LibreOffice/3.3$Linux LibreOffice_project/330m19$Build-6</meta:generator>
    <meta:editing-duration>PT22H54M56S</meta:editing-duration>
    <meta:editing-cycles>53</meta:editing-cycles>
    <meta:document-statistic meta:table-count="0" meta:image-count="0" meta:object-count="0" meta:page-count="1" meta:paragraph-count="17" meta:word-count="224" meta:character-count="1480"/>
  </office:meta>
</office:document-meta>
</file>